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3200000025838BBAD02.jpg" manifest:media-type="image/jpeg"/>
  <manifest:file-entry manifest:full-path="Pictures/10000000000006400000040A25FDB55F.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13cm"/>
    </style:style>
    <style:style style:name="gr3" style:family="graphic">
      <style:graphic-properties style:protect="size"/>
    </style:style>
    <style:style style:name="pr1" style:family="presentation" style:parent-style-name="Default-outline1">
      <style:graphic-properties fo:min-height="5.559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margin-top="0.42cm" fo:margin-bottom="0.35cm"/>
      <style:text-properties fo:font-size="10pt" style:font-size-asian="10pt" style:font-size-complex="10pt"/>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5">
        <draw:frame presentation:style-name="pr1" draw:layer="layout" svg:width="12.297cm" svg:height="5.809cm" draw:transform="rotate (0.00488692190558412) translate (1.275cm 1.06cm)" presentation:class="outline" presentation:placeholder="true" presentation:user-transformed="true">
          <draw:text-box/>
        </draw:frame>
        <draw:frame presentation:style-name="pr2" draw:layer="layout" svg:width="12.297cm" svg:height="19cm" svg:x="14.313cm" svg:y="1cm" presentation:class="outline" presentation:user-transformed="true">
          <draw:text-box>
            <text:p><text:span text:style-name="T1">Fürstengruft</text:span></text:p>
            <text:p><text:span text:style-name="T2">Es existiert ein Gruftgebäude das renecainemäßig ausgestattete Stellplätze für die Hinterbliebenden zur Verfügung stellt.</text:span></text:p>
            <text:p><text:span text:style-name="T3">Wie auch immer: Johann-Moritz hat viele Nachfahren, dies ist seiner sexuellen Orientierung geschuldet!</text:span></text:p>
            <text:p><text:span text:style-name="T4">What is Lorem Ipsum?</text:span></text:p>
            <text:p><text:span text:style-name="T4">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text:span text:style-name="T4"/></text:p>
          </draw:text-box>
        </draw:frame>
        <draw:frame draw:style-name="gr1" draw:text-style-name="P1" draw:layer="layout" svg:width="12cm" svg:height="6.6cm" svg:x="1.6cm" svg:y="0.8cm">
          <draw:image xlink:href="Pictures/10000000000006400000040A25FDB55F.jpg" xlink:type="simple" xlink:show="embed" xlink:actuate="onLoad">
            <text:p/>
          </draw:image>
        </draw:frame>
        <draw:frame draw:style-name="gr2" draw:text-style-name="P2" draw:layer="layout" svg:width="0.502cm" svg:height="0.663cm" svg:x="14.036cm" svg:y="15.808cm">
          <draw:text-box>
            <text:p text:style-name="P2"/>
          </draw:text-box>
        </draw:frame>
        <draw:frame draw:style-name="gr1" draw:text-style-name="P1" draw:layer="layout" svg:width="13.151cm" svg:height="9.002cm" svg:x="0.6cm" svg:y="9.6cm">
          <draw:image xlink:href="Pictures/10000000000003200000025838BBAD02.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9T16:24:21.065694370</meta:creation-date>
    <dc:date>2016-11-09T16:39:08.703980854</dc:date>
    <meta:editing-duration>PT14M48S</meta:editing-duration>
    <meta:editing-cycles>2</meta:editing-cycles>
    <meta:generator>LibreOffice/4.3.3.2$Linux_ARM_EABI LibreOffice_project/430m0$Build-2</meta:generator>
    <meta:document-statistic meta:object-count="28"/>
  </office:meta>
</office:document-meta>
</file>